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19.435cm" fo:min-width="7.755cm" loext:decorative="fals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2.29cm" fo:min-width="1.405cm" loext:decorative="false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29cm" fo:min-width="1.405cm" loext:decorative="false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2.925cm" fo:min-width="7.755cm" loext:decorative="fals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68cm" fo:min-width="2.04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1.655cm" fo:min-width="0cm" loext:decorative="false"/>
    </style:style>
    <style:style style:name="gr9" style:family="graphic" style:parent-style-name="standard" style:list-style-name="L1">
      <style:graphic-properties draw:fill-color="#800080"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0cm" fo:min-width="1.088cm" loext:decorative="false"/>
    </style:style>
    <style:style style:name="gr11" style:family="graphic" style:parent-style-name="standard">
      <style:graphic-properties svg:stroke-color="#000000" draw:fill-color="#069a2e" draw:textarea-horizontal-align="justify" draw:textarea-vertical-align="middle" draw:auto-grow-height="false" fo:min-height="1.097cm" fo:min-width="1.073cm" loext:decorative="false"/>
      <style:paragraph-properties style:writing-mode="lr-tb"/>
    </style:style>
    <style:style style:name="gr12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1.097cm" fo:min-width="1.97cm" loext:decorative="false"/>
    </style:style>
    <style:style style:name="gr13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1.995cm" fo:min-width="3.766cm" loext:decorative="false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0.873cm" fo:min-width="0.624cm" loext:decorative="false"/>
      <style:paragraph-properties style:writing-mode="lr-tb"/>
    </style:style>
    <style:style style:name="gr15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0.874cm" fo:min-width="1.296cm" loext:decorative="false"/>
    </style:style>
    <style:style style:name="gr16" style:family="graphic" style:parent-style-name="standard">
      <style:graphic-properties svg:stroke-color="#000000" draw:fill-color="#000000" draw:textarea-vertical-align="middle" draw:auto-grow-height="false" fo:min-height="0.963cm" fo:min-width="1.078cm" fo:wrap-option="wrap" loext:decorative="false"/>
    </style:style>
    <style:style style:name="gr17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0.874cm" fo:min-width="0.847cm" loext:decorative="false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800080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ff0000" draw:opacity="100%" draw:opacity-name="Transparency_20_1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9.685cm" svg:x="6.39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4.1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7.03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6.71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12.747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15.605cm">
          <text:p text:style-name="P2">M</text:p>
          <text:p text:style-name="P2"><text:span text:style-name="T1">(beard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6.715cm" svg:y="18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4.175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12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4.175cm">
          <text:p text:style-name="P2">W</text:p>
          <text:p text:style-name="P2"><text:span text:style-name="T4">(Hoodi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15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18.46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15.605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905cm" svg:x="8.937cm" svg:y="16.24cm">
          <text:p text:style-name="P2"><text:span text:style-name="T5">Agent B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255cm" svg:height="3.175cm" svg:x="6.397cm" svg:y="0.047cm">
          <text:p text:style-name="P2">Conducto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0.318cm" svg:x="9.255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55cm" svg:height="3.175cm" svg:x="6.397cm" svg:y="23.542cm">
          <text:p text:style-name="P2">Locked 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0.318cm" svg:x="9.255cm" svg:y="23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905cm" svg:x="8.62cm" svg:y="13.065cm">
          <text:p text:style-name="P6"><text:span text:style-name="T5">Agent </text:span><text:span text:style-name="T5">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1.905cm" svg:x="14.652cm" svg:y="21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5cm" svg:height="1.905cm" svg:x="10.842cm" svg:y="10.525cm">
          <text:p text:style-name="P6"><text:span text:style-name="T6">Ag</text:span><text:span text:style-name="T6">ent </text:span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588cm" svg:height="0.001cm" svg:x="7.667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23cm" svg:height="1.905cm" svg:x="10.207cm" svg:y="13.382cm">
          <text:p text:style-name="P2"><text:span text:style-name="T4">Agent <text:s/>Lo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492cm" svg:height="1.905cm" svg:x="9.89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6.032cm" svg:height="3.175cm" svg:x="7.35cm" svg:y="0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588cm" svg:height="1.587cm" svg:x="8.995cm" svg:y="15.288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54cm" svg:height="1.588cm" svg:x="14.97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54cm" svg:height="1.588cm" svg:x="13.06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2.54cm" svg:x="12.43cm" svg:y="7.0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952cm" svg:height="1.587cm" svg:x="12.112cm" svg:y="21.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05cm" svg:height="1.588cm" svg:x="8.6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9:25:53.191574583</meta:creation-date>
    <dc:date>2025-06-23T20:42:28.939985918</dc:date>
    <meta:editing-duration>PT19M26S</meta:editing-duration>
    <meta:editing-cycles>2</meta:editing-cycles>
    <meta:generator>LibreOffice/24.2.7.2$Linux_X86_64 LibreOffice_project/420$Build-2</meta:generator>
    <meta:document-statistic meta:object-count="32"/>
  </office:meta>
</office:document-meta>
</file>